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stroke="none" svg:stroke-color="#000000" draw:fill="none" draw:fill-color="#ffffff" fo:min-height="0.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stroke="none" svg:stroke-color="#000000" draw:fill="none" draw:fill-color="#ffffff" fo:min-height="0.15cm"/>
    </style:style>
    <style:style style:name="gr9" style:family="graphic" style:parent-style-name="standard">
      <style:graphic-properties draw:stroke="none" svg:stroke-color="#000000" draw:fill="none" draw:fill-color="#ffffff" fo:min-height="0.364cm"/>
    </style:style>
    <style:style style:name="gr10" style:family="graphic" style:parent-style-name="standard">
      <style:graphic-properties draw:stroke="none" svg:stroke-color="#000000" draw:fill="none" draw:fill-color="#ffffff" fo:min-height="5.2cm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3.099cm" svg:height="5.201cm" svg:x="12.801cm" svg:y="14.299cm">
          <text:p text:style-name="P1">DU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5.2cm" svg:x="5.2cm" svg:y="14.3cm">
          <text:p text:style-name="P1">TB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8cm" svg:y1="15.8cm" svg:x2="12.5cm" svg:y2="15.8cm">
          <text:p/>
        </draw:line>
        <draw:line draw:style-name="gr2" draw:text-style-name="P1" draw:layer="layout" svg:x1="12.3cm" svg:y1="18.2cm" svg:x2="9.8cm" svg:y2="18.2cm">
          <text:p/>
        </draw:line>
        <draw:frame draw:style-name="gr3" draw:text-style-name="P2" draw:layer="layout" svg:width="1.1cm" svg:height="0.535cm" svg:x="10.5cm" svg:y="15.4cm">
          <draw:text-box>
            <text:p text:style-name="P2"><text:span text:style-name="T1">通道</text:span></text:p>
          </draw:text-box>
        </draw:frame>
        <draw:frame draw:style-name="gr4" draw:text-style-name="P2" draw:layer="layout" svg:width="1.1cm" svg:height="0.65cm" svg:x="10.6cm" svg:y="17.8cm">
          <draw:text-box>
            <text:p text:style-name="P2"><text:span text:style-name="T1">通道</text:span></text:p>
          </draw:text-box>
        </draw:frame>
        <draw:line draw:style-name="gr5" draw:text-style-name="P1" draw:layer="layout" svg:x1="8.2cm" svg:y1="12.4cm" svg:x2="8.2cm" svg:y2="14.3cm">
          <text:p/>
        </draw:line>
        <draw:line draw:style-name="gr5" draw:text-style-name="P1" draw:layer="layout" svg:x1="6.7cm" svg:y1="12.4cm" svg:x2="6.7cm" svg:y2="14.3cm">
          <text:p/>
        </draw:line>
        <draw:line draw:style-name="gr6" draw:text-style-name="P1" draw:layer="layout" svg:x1="6.7cm" svg:y1="13cm" svg:x2="13.9cm" svg:y2="13cm">
          <text:p/>
        </draw:line>
        <draw:line draw:style-name="gr5" draw:text-style-name="P1" draw:layer="layout" svg:x1="13.9cm" svg:y1="13cm" svg:x2="13.9cm" svg:y2="14.3cm">
          <text:p/>
        </draw:line>
        <draw:line draw:style-name="gr6" draw:text-style-name="P1" draw:layer="layout" svg:x1="8.2cm" svg:y1="13.3cm" svg:x2="15cm" svg:y2="13.3cm">
          <text:p/>
        </draw:line>
        <draw:line draw:style-name="gr5" draw:text-style-name="P1" draw:layer="layout" svg:x1="15cm" svg:y1="13.3cm" svg:x2="15cm" svg:y2="14.3cm">
          <text:p/>
        </draw:line>
        <draw:frame draw:style-name="gr7" draw:text-style-name="P3" draw:layer="layout" svg:width="1.3cm" svg:height="0.75cm" svg:x="6.8cm" svg:y="12.6cm">
          <draw:text-box>
            <text:p text:style-name="P3"><text:span text:style-name="T2">clock</text:span></text:p>
          </draw:text-box>
        </draw:frame>
        <draw:frame draw:style-name="gr4" draw:text-style-name="P3" draw:layer="layout" svg:width="1.3cm" svg:height="0.65cm" svg:x="8.2cm" svg:y="12.9cm">
          <draw:text-box>
            <text:p text:style-name="P3"><text:span text:style-name="T2">reset</text:span></text:p>
          </draw:text-box>
        </draw:frame>
        <draw:frame draw:style-name="gr8" draw:text-style-name="P3" draw:layer="layout" svg:width="1.3cm" svg:height="0.887cm" svg:x="13.1cm" svg:y="14.4cm">
          <draw:text-box>
            <text:p text:style-name="P3"><text:span text:style-name="T2">port_0</text:span></text:p>
          </draw:text-box>
        </draw:frame>
        <draw:frame draw:style-name="gr8" draw:text-style-name="P3" draw:layer="layout" svg:width="1.3cm" svg:height="0.887cm" svg:x="14.5cm" svg:y="14.4cm">
          <draw:text-box>
            <text:p text:style-name="P3"><text:span text:style-name="T2">port_1</text:span></text:p>
          </draw:text-box>
        </draw:frame>
        <draw:frame draw:style-name="gr8" draw:text-style-name="P3" draw:layer="layout" svg:width="1.3cm" svg:height="0.887cm" svg:x="12.8cm" svg:y="15.5cm">
          <draw:text-box>
            <text:p text:style-name="P3"><text:span text:style-name="T2">port_2</text:span></text:p>
          </draw:text-box>
        </draw:frame>
        <draw:frame draw:style-name="gr8" draw:text-style-name="P3" draw:layer="layout" svg:width="1.3cm" svg:height="0.887cm" svg:x="12.8cm" svg:y="17.813cm">
          <draw:text-box>
            <text:p text:style-name="P3"><text:span text:style-name="T2">port_3</text:span></text:p>
          </draw:text-box>
        </draw:frame>
        <draw:frame draw:style-name="gr8" draw:text-style-name="P3" draw:layer="layout" svg:width="1.3cm" svg:height="0.887cm" svg:x="5.8cm" svg:y="14.3cm">
          <draw:text-box>
            <text:p text:style-name="P3"><text:span text:style-name="T2">port_0</text:span></text:p>
          </draw:text-box>
        </draw:frame>
        <draw:frame draw:style-name="gr8" draw:text-style-name="P3" draw:layer="layout" svg:width="1.3cm" svg:height="0.887cm" svg:x="7.7cm" svg:y="14.3cm">
          <draw:text-box>
            <text:p text:style-name="P3"><text:span text:style-name="T2">port_1</text:span></text:p>
          </draw:text-box>
        </draw:frame>
        <draw:frame draw:style-name="gr8" draw:text-style-name="P3" draw:layer="layout" svg:width="1.3cm" svg:height="0.887cm" svg:x="8.3cm" svg:y="15.513cm">
          <draw:text-box>
            <text:p text:style-name="P3"><text:span text:style-name="T2">port_2</text:span></text:p>
          </draw:text-box>
        </draw:frame>
        <draw:frame draw:style-name="gr8" draw:text-style-name="P3" draw:layer="layout" svg:width="1.3cm" svg:height="0.887cm" svg:x="8.3cm" svg:y="17.913cm">
          <draw:text-box>
            <text:p text:style-name="P3"><text:span text:style-name="T2">port_3</text:span></text:p>
          </draw:text-box>
        </draw:frame>
        <draw:frame draw:style-name="gr9" draw:text-style-name="P2" draw:layer="layout" svg:width="11.3cm" svg:height="0.614cm" svg:x="5.233cm" svg:y="19.786cm">
          <draw:text-box>
            <text:p text:style-name="P2"><text:span text:style-name="T1">通道：两个方向的通道由</text:span><text:span text:style-name="T1">sc_rvd&lt;sc_uint&lt;8&gt; &gt;</text:span><text:span text:style-name="T1">实现。该结构为三个信号的组合。</text:span><text:span text:style-name="T1">ready</text:span><text:span text:style-name="T1">、</text:span><text:span text:style-name="T1">valid</text:span><text:span text:style-name="T1">和</text:span><text:span text:style-name="T1">data</text:span></text:p>
          </draw:text-box>
        </draw:frame>
        <draw:frame draw:style-name="gr10" draw:text-style-name="P2" draw:layer="layout" svg:width="4.2cm" svg:height="5.45cm" svg:x="16cm" svg:y="14.3cm">
          <draw:text-box>
            <text:p text:style-name="P2"><text:span text:style-name="T1">Port_0: clock</text:span><text:span text:style-name="T1">端口，</text:span><text:span text:style-name="T1">sc_in&lt;bool&gt;</text:span></text:p>
            <text:p text:style-name="P2"><text:span text:style-name="T1">Port_1: reset</text:span><text:span text:style-name="T1">端口，</text:span><text:span text:style-name="T1">sc_in&lt;bool&gt;</text:span></text:p>
            <text:p text:style-name="P2"><text:span text:style-name="T1">Port_2: </text:span><text:span text:style-name="T1">输入端口，</text:span></text:p>
            <text:p text:style-name="P2"><text:span text:style-name="T1"><text:s text:c="12"/></text:span><text:span text:style-name="T1">由自定义结构实现：</text:span></text:p>
            <text:p text:style-name="P2"><text:span text:style-name="T1"><text:s text:c="13"/></text:span><text:span text:style-name="T1">sc_rvd_in&lt;D&gt;</text:span></text:p>
            <text:p text:style-name="P2"><text:span text:style-name="T1">Port_3: </text:span><text:span text:style-name="T1">输出端口，</text:span></text:p>
            <text:p text:style-name="P2"><text:span text:style-name="T1"><text:s text:c="12"/></text:span><text:span text:style-name="T1">由自定义结构实现：</text:span></text:p>
            <text:p text:style-name="P2"><text:span text:style-name="T1"><text:s text:c="13"/></text:span><text:span text:style-name="T1">sc_rvd_out&lt;D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文泉驿正黑" style:font-family-generic-asian="system" style:font-pitch-asian="variable" style:font-size-asian="24pt" style:language-asian="zh" style:country-asian="CN" style:font-family-complex="文泉驿正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文泉驿正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sonn (王树珂)</meta:initial-creator>
    <meta:creation-date>2014-06-05T13:55:19</meta:creation-date>
    <dc:date>2014-06-05T14:19:39</dc:date>
    <dc:creator>Ansonn (王树珂)</dc:creator>
    <meta:editing-duration>PT12M19S</meta:editing-duration>
    <meta:editing-cycles>4</meta:editing-cycles>
    <meta:generator>LibreOffice/3.5$Linux_X86_64 LibreOffice_project/350m1$Build-202</meta:generator>
    <meta:document-statistic meta:object-count="24"/>
  </office:meta>
</office:document-meta>
</file>